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eting 30/10</text:p>
      <text:p text:style-name="P1"/>
      <text:p text:style-name="P3">Present: </text:p>
      <text:p text:style-name="P3"/>
      <text:p text:style-name="P3">James Barnett</text:p>
      <text:p text:style-name="P3">Samuel Clements</text:p>
      <text:p text:style-name="P3">Daniel Cornwell</text:p>
      <text:p text:style-name="P3">Nathan Hand</text:p>
      <text:p text:style-name="P3">Daniel Stuessy</text:p>
      <text:p text:style-name="P3">Miles Warburton</text:p>
      <text:p text:style-name="P3"/>
      <text:p text:style-name="P3">Absent: </text:p>
      <text:p text:style-name="P3"/>
      <text:p text:style-name="P3">Adrian Gawryszewski</text:p>
      <text:p text:style-name="P3">Stoyko Kodzhabashev</text:p>
      <text:p text:style-name="P3"/>
      <text:p text:style-name="P3">Daniel Cornwell is going to be our representative for the standards meeting.</text:p>
      <text:p text:style-name="P3"/>
      <text:p text:style-name="P3">An amendments page needs to be added to the interaction document and to all future documents.</text:p>
      <text:p text:style-name="P3"/>
      <text:p text:style-name="P2"><text:span text:style-name="T2">The next meeting will be on friday(22</text:span><text:span text:style-name="T3">nd</text:span><text:span text:style-name="T2">) at 6PM in B22</text:span></text:p>
      <text:p text:style-name="P3"/>
      <text:p text:style-name="P3">We will be working on the class and component diagram, as well as the testing specification.</text:p>
      <text:p text:style-name="P3"/>
      <text:p text:style-name="P3">If you haven't already, read through the test spec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2:53:53</meta:creation-date>
    <meta:editing-duration>P15824DT17H31M44S</meta:editing-duration>
    <meta:document-statistic meta:table-count="0" meta:image-count="0" meta:object-count="0" meta:page-count="1" meta:paragraph-count="16" meta:word-count="84" meta:character-count="526"/>
    <meta:generator>OpenOffice.org/3.4$Win32 OpenOffice.org_project/340m1$Build-9590</meta:generator>
  </office:meta>
</office:document-meta>
</file>